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8.8736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16" style:family="table-cell" style:parent-style-name="Default">
      <style:text-properties style:font-name="Cascadia Code" fo:font-size="20pt" style:font-size-asian="20pt" style:font-size-complex="20pt"/>
    </style:style>
    <style:style style:name="ce17" style:family="table-cell" style:parent-style-name="Default">
      <style:text-properties fo:color="#ff0000" style:font-name="Cascadia Code" fo:font-size="20pt" style:font-size-asian="20pt" style:font-size-complex="20pt"/>
    </style:style>
    <style:style style:name="ce18" style:family="table-cell" style:parent-style-name="Default">
      <style:text-properties fo:color="#000000" style:font-name="Cascadia Code" fo:font-size="20pt" style:font-size-asian="20pt" style:font-size-complex="20pt"/>
    </style:style>
    <style:style style:name="ce19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22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23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5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24"/>
        <table:table-column table:style-name="co6" table:default-cell-style-name="ce16"/>
        <table:table-column table:style-name="co7" table:default-cell-style-name="ce16"/>
        <table:table-column table:style-name="co8" table:number-columns-repeated="16377" table:default-cell-style-name="ce16"/>
        <table:table-row table:style-name="ro1"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23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17" office:value-type="string" calcext:value-type="string">
            <text:p>Condescend</text:p>
          </table:table-cell>
          <table:table-cell table:style-name="ce17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/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</text:p>
          </table:table-cell>
          <table:table-cell office:value-type="string" calcext:value-type="string">
            <text:p>apathy; nonchalance;blithe</text:p>
          </table:table-cell>
          <table:table-cell table:number-columns-repeated="2"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/>
          <table:table-cell office:value-type="string" calcext:value-type="string">
            <text:p>something that comes before or paves the way for something else</text:p>
          </table:table-cell>
          <table:table-cell office:value-type="string" calcext:value-type="string">
            <text:p>predecessor; pione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novation of the telegraph was a precursor to modern communication technolog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office:value-type="string" calcext:value-type="string">
            <text:p>Make someone tired; completely used up</text:p>
          </table:table-cell>
          <table:table-cell office:value-type="string" calcext:value-type="string">
            <text:p>drained;deplet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/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office:value-type="string" calcext:value-type="string">
            <text:p>unheeded</text:p>
          </table:table-cell>
          <table:table-cell table:number-columns-repeated="2"/>
          <table:table-cell office:value-type="string" calcext:value-type="string">
            <text:p>Many industries disregard environmental regulations in pursuit of high profit, leading to long term damage to ecosystems; Despite repeated warnings about climate change, many governments have left these concerns unhee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espou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office:value-type="string" calcext:value-type="string">
            <text:p>plaudit</text:p>
          </table:table-cell>
          <table:table-cell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ity</text:p>
          </table:table-cell>
          <table:table-cell/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Denigrate</text:p>
          </table:table-cell>
          <table:table-cell table:style-name="ce17"/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Detractor</text:p>
          </table:table-cell>
          <table:table-cell table:style-name="ce17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/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 or criticis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strong felling of sad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to slow down or hinder an action</text:p>
          </table:table-cell>
          <table:table-cell table:style-name="ce9" office:value-type="string" calcext:value-type="string">
            <text:p>repressed [= <text:s/>নিপীড়ন করা <text:s/>]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;Poor infrastructure can inhibit economic growth in developing countri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office:value-type="string" calcext:value-type="string">
            <text:p>accre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not fit well with its context; lacking harmony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/>
          <table:table-cell office:value-type="string" calcext:value-type="string">
            <text:p>difficult to control or 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not to...as to</text:p>
          </table:table-cell>
          <table:table-cell table:style-name="ce19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bitterness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/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/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6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Disinterested pursuit of truth </text:p>
          </table:table-cell>
          <table:table-cell table:style-name="ce20"/>
          <table:table-cell table:style-name="ce22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immoral action</text:p>
          </table:table-cell>
          <table:table-cell office:value-type="string" calcext:value-type="string">
            <text:p>blata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for</text:p>
          </table:table-cell>
          <table:table-cell table:style-name="ce21"/>
          <table:table-cell table:style-name="ce21" office:value-type="string" calcext:value-type="string">
            <text:p>he stayed home for it was raining</text:p>
          </table:table-cell>
          <table:table-cell table:style-name="ce21"/>
          <table:table-cell table:style-name="ce25"/>
          <table:table-cell table:style-name="ce21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/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/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/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/>
          <table:table-cell office:value-type="string" calcext:value-type="string">
            <text:p>beginning of something(unpleas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inent</text:p>
          </table:table-cell>
          <table:table-cell/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table:number-columns-repeated="3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/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;Ardent learners often seek out additional resources and opportunities to expand their knowledge beyond the class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/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/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uous</text:p>
          </table:table-cell>
          <table:table-cell/>
          <table:table-cell office:value-type="string" calcext:value-type="string">
            <text:p>innocent; honest</text:p>
          </table:table-cell>
          <table:table-cell table:number-columns-repeated="3"/>
          <table:table-cell office:value-type="string" calcext:value-type="string">
            <text:p>She gave an ingenuous answer, unaware of the hidden implications of the ques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isive</text:p>
          </table:table-cell>
          <table:table-cell/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/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/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;exculpate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/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/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/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/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7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(to cause resentment,ang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done very unwilling; done quickly and carelessly</text:p>
          </table:table-cell>
          <table:table-cell office:value-type="string" calcext:value-type="string">
            <text:p>curs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/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testa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;The rapid development of technology is a testament to human ingenuity and crea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ensorious</text:p>
          </table:table-cell>
          <table:table-cell/>
          <table:table-cell table:style-name="ce10" office:value-type="string" calcext:value-type="string">
            <text:p> ত্রুটিসন্ধানী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/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/>
          <table:table-cell office:value-type="string" calcext:value-type="string">
            <text:p>tedious; boring; ordinary</text:p>
          </table:table-cell>
          <table:table-cell office:value-type="string" calcext:value-type="string">
            <text:p>quotidian</text:p>
          </table:table-cell>
          <table:table-cell table:number-columns-repeated="2"/>
          <table:table-cell office:value-type="string" calcext:value-type="string">
            <text:p>They lead a pretty mundane life;The quotidian challenges of living in a city, such as traffic and pollution, can have a significant impact on residents quality of l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/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/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office:value-type="string" calcext:value-type="string">
            <text:p>disparity</text:p>
          </table:table-cell>
          <table:table-cell table:number-columns-repeated="2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abjure</text:p>
          </table:table-cell>
          <table:table-cell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/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/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/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before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/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/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robust; gusto; sturdy;fir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/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/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/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We subjected the data to a rigorous analysis;A deliberate approach to education reform is necessary to address the needs of diverse learners;it is important for individuals to to deliberate carefully before making major life dici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/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/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/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ly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need or to impose/result in something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version</text:p>
          </table:table-cell>
          <table:table-cell/>
          <table:table-cell office:value-type="string" calcext:value-type="string">
            <text:p>disli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369;366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/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; concili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/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/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eterate</text:p>
          </table:table-cell>
          <table:table-cell/>
          <table:table-cell office:value-type="string" calcext:value-type="string">
            <text:p>person unlikely to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/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; reveal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 unfeigned</text:p>
          </table:table-cell>
          <table:table-cell table:number-columns-repeated="2"/>
          <table:table-cell office:value-type="string" calcext:value-type="string">
            <text:p>The island is a veritable paradise; Mentors who offer unfeigned support and guidance can significantly impact the personal and professional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 office:value-type="string" calcext:value-type="string">
            <text:p>Derisi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7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7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/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/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8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/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3"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</text:p>
          </table:table-cell>
          <table:table-cell table:number-columns-repeated="2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/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</text:p>
          </table:table-cell>
          <table:table-cell table:number-columns-repeated="2"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/>
          <table:table-cell office:value-type="string" calcext:value-type="string">
            <text:p>doing better than previous standard</text:p>
          </table:table-cell>
          <table:table-cell table:number-columns-repeated="3"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table:number-columns-repeated="3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/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 table:number-columns-repeated="3"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</text:p>
          </table:table-cell>
          <table:table-cell table:number-columns-repeated="2"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refer to someone that is difficult to deal with or oppose 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</text:p>
          </table:table-cell>
          <table:table-cell table:number-columns-repeated="3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table:number-columns-repeated="3"/>
          <table:table-cell office:value-type="string" calcext:value-type="string">
            <text:p>The scandal tarnished the politician’s reputation; the controversy left a tarnish on the company’s ima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/>
          <table:table-cell office:value-type="string" calcext:value-type="string">
            <text:p>lack of importance</text:p>
          </table:table-cell>
          <table:table-cell table:number-columns-repeated="3"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 table:number-columns-repeated="3"/>
          <table:table-cell office:value-type="string" calcext:value-type="string">
            <text:p>The economic crisis precipitated widespread unemployment;While some government may precipitate policy changes in respect to crisis other take a more deliberate approa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table:number-columns-repeated="3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table:number-columns-repeated="2"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 table:number-columns-repeated="3"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table:number-columns-repeated="3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umen</text:p>
          </table:table-cell>
          <table:table-cell/>
          <table:table-cell office:value-type="string" calcext:value-type="string">
            <text:p>ability to good judgment and quick decision</text:p>
          </table:table-cell>
          <table:table-cell table:number-columns-repeated="3"/>
          <table:table-cell office:value-type="string" calcext:value-type="string">
            <text:p>Successful entrepreneurs often possess a remarkable level of business acu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ymbiotic</text:p>
          </table:table-cell>
          <table:table-cell/>
          <table:table-cell office:value-type="string" calcext:value-type="string">
            <text:p>relationship between two or more than two parties</text:p>
          </table:table-cell>
          <table:table-cell table:number-columns-repeated="3"/>
          <table:table-cell office:value-type="string" calcext:value-type="string">
            <text:p>The symbiotic relationship between teachers and students is essential for effective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bibe</text:p>
          </table:table-cell>
          <table:table-cell/>
          <table:table-cell office:value-type="string" calcext:value-type="string">
            <text:p>to drink(specially alcohol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chiavellian</text:p>
          </table:table-cell>
          <table:table-cell/>
          <table:table-cell office:value-type="string" calcext:value-type="string">
            <text:p>cunning and decep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llacy</text:p>
          </table:table-cell>
          <table:table-cell/>
          <table:table-cell office:value-type="string" calcext:value-type="string">
            <text:p>mistaken belief;error in log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rt</text:p>
          </table:table-cell>
          <table:table-cell/>
          <table:table-cell office:value-type="string" calcext:value-type="string">
            <text:p>force someone to giv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ulteration</text:p>
          </table:table-cell>
          <table:table-cell/>
          <table:table-cell office:value-type="string" calcext:value-type="string">
            <text:p>make something impure</text:p>
          </table:table-cell>
          <table:table-cell table:number-columns-repeated="3"/>
          <table:table-cell office:value-type="string" calcext:value-type="string">
            <text:p>The adulteration of food products with harmful chemicals is a growing concern in many developing count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ine</text:p>
          </table:table-cell>
          <table:table-cell/>
          <table:table-cell office:value-type="string" calcext:value-type="string">
            <text:p>to feel or express discon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cutting</text:p>
          </table:table-cell>
          <table:table-cell/>
          <table:table-cell office:value-type="string" calcext:value-type="string">
            <text:p>Weaken (authority or effort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onic</text:p>
          </table:table-cell>
          <table:table-cell/>
          <table:table-cell office:value-type="string" calcext:value-type="string">
            <text:p>manner of expression that is brief</text:p>
          </table:table-cell>
          <table:table-cell office:value-type="string" calcext:value-type="string">
            <text:p>succinct;pith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solem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ous</text:p>
          </table:table-cell>
          <table:table-cell/>
          <table:table-cell office:value-type="string" calcext:value-type="string">
            <text:p>appears to be truth but is actually mislead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late</text:p>
          </table:table-cell>
          <table:table-cell/>
          <table:table-cell office:value-type="string" calcext:value-type="string">
            <text:p>to become or make larger, wider</text:p>
          </table:table-cell>
          <table:table-cell table:number-columns-repeated="3"/>
          <table:table-cell office:value-type="string" calcext:value-type="string">
            <text:p>The government’s new policies aim to dilate opportunities for small business, allowing them to thrive in a competitive mark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dge</text:p>
          </table:table-cell>
          <table:table-cell/>
          <table:table-cell office:value-type="string" calcext:value-type="string">
            <text:p>be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itrate</text:p>
          </table:table-cell>
          <table:table-cell/>
          <table:table-cell office:value-type="string" calcext:value-type="string">
            <text:p>mediator to resolve a dispute</text:p>
          </table:table-cell>
          <table:table-cell table:number-columns-repeated="3"/>
          <table:table-cell office:value-type="string" calcext:value-type="string">
            <text:p>To achieve world peace, neutral countries should arbitrate in conflict between nation, ensuring fair and unbiased resolutions</text:p>
          </table:table-cell>
          <table:table-cell table:number-columns-repeated="16377"/>
        </table:table-row>
        <table:table-row table:style-name="ro2" table:number-rows-repeated="104772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03:33:01.0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3-16T10:28:32.003000000</dc:date>
    <meta:editing-duration>P9DT12H32S</meta:editing-duration>
    <meta:editing-cycles>2687</meta:editing-cycles>
    <meta:generator>LibreOffice/24.8.5.2$Windows_X86_64 LibreOffice_project/fddf2685c70b461e7832239a0162a77216259f22</meta:generator>
    <meta:document-statistic meta:table-count="1" meta:cell-count="2762" meta:object-count="0"/>
  </office:meta>
</office:document-meta>
</file>